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05a0a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1fd5c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pt" fo:country="PT" officeooo:paragraph-rsid="00205a0a"/>
    </style:style>
    <style:style style:name="T1" style:family="text">
      <style:text-properties officeooo:rsid="001d0fed"/>
    </style:style>
    <style:style style:name="T2" style:family="text">
      <style:text-properties fo:language="en" fo:country="US" officeooo:rsid="001d0fed"/>
    </style:style>
    <style:style style:name="T3" style:family="text">
      <style:text-properties fo:language="en" fo:country="US" officeooo:rsid="001ec88a"/>
    </style:style>
    <style:style style:name="T4" style:family="text">
      <style:text-properties fo:language="en" fo:country="US" officeooo:rsid="00205a0a"/>
    </style:style>
    <style:style style:name="T5" style:family="text">
      <style:text-properties fo:language="en" fo:country="US" officeooo:rsid="0021fd5c"/>
    </style:style>
    <style:style style:name="T6" style:family="text">
      <style:text-properties fo:language="en" fo:country="US" officeooo:rsid="00234717"/>
    </style:style>
    <style:style style:name="T7" style:family="text">
      <style:text-properties officeooo:rsid="001ec88a"/>
    </style:style>
    <style:style style:name="T8" style:family="text">
      <style:text-properties officeooo:rsid="00205a0a"/>
    </style:style>
    <style:style style:name="T9" style:family="text">
      <style:text-properties officeooo:rsid="0021fd5c"/>
    </style:style>
    <style:style style:name="T10" style:family="text">
      <style:text-properties officeooo:rsid="002347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O principal objetivo do sistema é controlar </text:span><text:span text:style-name="T8">uma rede de</text:span><text:span text:style-name="T1"> luzes d</text:span><text:span text:style-name="T8">e</text:span><text:span text:style-name="T1"> rua de forma inteligente, isto é, ligando-as apenas quando for detetado movimentos nas redondezas </text:span><text:span text:style-name="T8">e também </text:span><text:span text:style-name="T1">ajustando a sua luminosidade de acordo com as condições de luminosidade do ambiente. O sistema é composto por </text:span><text:span text:style-name="T8">um monitoring device, que comunica com vários controladores. Cada controlador controla um poste de luz, garantindo </text:span><text:span text:style-name="T1">que a </text:span><text:span text:style-name="T8">sua</text:span><text:span text:style-name="T1"> l</text:span><text:span text:style-name="T9">âm</text:span><text:span text:style-name="T1">pada acende sempre que é detetado movimento, através d</text:span><text:span text:style-name="T8">e</text:span><text:span text:style-name="T1"> sensores. </text:span><text:span text:style-name="T8">O monitoring device</text:span><text:span text:style-name="T1"> recebe e envia dados para uma base de dados, que contém as informações sobre todos os postes de luz, e comunica com uma aplicação mobile, </text:span><text:span text:style-name="T7">utilizada por um responsável </text:span><text:span text:style-name="T8">pela </text:span><text:span text:style-name="T7">rede de postes de luz, o</text:span><text:span text:style-name="T1"> operador, </text:span><text:span text:style-name="T7">permitindo-lhe obter conhecimento sobre essa rede. </text:span><text:span text:style-name="T9">Além disso, o monitoring device pode ainda solicitar a cada controlador que acione a sua lâmpada, independentemente se existe ou não movimento nas redondezas desse poste.</text:span></text:p>
      <text:p text:style-name="P1"><text:span text:style-name="T4"/></text:p>
      <text:p text:style-name="P2"><text:span text:style-name="T2">The main purpose of th</text:span><text:span text:style-name="T5">is</text:span><text:span text:style-name="T2"> system is to control a network of </text:span><text:span text:style-name="T5">smart </text:span><text:span text:style-name="T2">street l</text:span><text:span text:style-name="T5">amps</text:span><text:span text:style-name="T2">, that is, turning them on only when movement in the surroundings is detected and also adjusting their brightness according to the ambient light conditions. The system consists of a monitoring device, which communicates with various </text:span><text:span text:style-name="T5">controllers</text:span><text:span text:style-name="T2">. Each controller manage</text:span><text:span text:style-name="T5">s</text:span><text:span text:style-name="T2"> a </text:span><text:span text:style-name="T5">single</text:span><text:span text:style-name="T2"> light pole, ensuring that its lamp lights up whenever motion is detected, </text:span><text:span text:style-name="T5">through its</text:span><text:span text:style-name="T2"> sensors. The monitoring device receives and sends data to a database, which contains information about all lamp posts, and communicates with a mobile application. </text:span><text:span text:style-name="T6">A responsible for the lamp posts network, the operator, uses the application to </text:span><text:span text:style-name="T2">obtain knowledge about this network. In addition, the monitoring device can also </text:span><text:span text:style-name="T6">request</text:span><text:span text:style-name="T2"> each </text:span><text:span text:style-name="T6">controller</text:span><text:span text:style-name="T2"> to turn on their lamp, regardless of whether or not there is movement in the vicinity of this pole.</text:span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8:33:42.320740765</meta:creation-date>
    <dc:date>2021-10-31T19:21:53.686448640</dc:date>
    <meta:editing-duration>PT5M21S</meta:editing-duration>
    <meta:editing-cycles>1</meta:editing-cycles>
    <meta:document-statistic meta:table-count="0" meta:image-count="0" meta:object-count="0" meta:page-count="1" meta:paragraph-count="2" meta:word-count="288" meta:character-count="1813" meta:non-whitespace-character-count="1527"/>
    <meta:generator>LibreOffice/6.4.7.2$Linux_X86_64 LibreOffice_project/40$Build-2</meta:generator>
  </office:meta>
</office:document-meta>
</file>